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text-position="0% 100%" style:font-name="Liberation Serif" fo:font-size="12pt" fo:font-style="normal" style:text-underline-style="none" fo:font-weight="normal" officeooo:rsid="0001e579" officeooo:paragraph-rsid="0001e579" style:font-size-asian="12pt" style:font-style-asian="normal" style:font-weight-asian="normal" style:font-size-complex="12pt" style:font-style-complex="normal" style:font-weight-complex="normal"/>
    </style:style>
    <style:style style:name="P2"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text-position="0% 100%" style:font-name="Liberation Serif" fo:font-size="11pt" fo:font-style="normal" style:text-underline-style="none" fo:font-weight="normal" officeooo:rsid="0001e579" officeooo:paragraph-rsid="0001e579" style:font-size-asian="11pt" style:font-style-asian="normal" style:font-weight-asian="normal" style:font-size-complex="11pt" style:font-style-complex="normal" style:font-weight-complex="normal"/>
    </style:style>
    <style:style style:name="P3"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1pt" fo:font-style="normal" style:text-underline-style="none" fo:font-weight="normal" officeooo:rsid="0006f809" officeooo:paragraph-rsid="000b802c" fo:background-color="transparent" style:font-size-asian="11pt" style:font-style-asian="normal" style:font-weight-asian="normal" style:font-size-complex="11pt" style:font-style-complex="normal" style:font-weight-complex="normal"/>
    </style:style>
    <style:style style:name="P4"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1pt" fo:font-style="normal" style:text-underline-style="none" fo:font-weight="normal" officeooo:rsid="00175bb3" officeooo:paragraph-rsid="00175bb3" fo:background-color="transparent" style:font-size-asian="11pt" style:font-style-asian="normal" style:font-weight-asian="normal" style:font-size-complex="11pt" style:font-style-complex="normal" style:font-weight-complex="normal"/>
    </style:style>
    <style:style style:name="P5"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1pt" fo:font-style="normal" style:text-underline-style="none" fo:font-weight="normal" officeooo:rsid="000e6071" officeooo:paragraph-rsid="00175bb3" fo:background-color="transparent" style:font-size-asian="11pt" style:font-style-asian="normal" style:font-weight-asian="normal" style:font-size-complex="11pt" style:font-style-complex="normal" style:font-weight-complex="normal"/>
    </style:style>
    <style:style style:name="P6"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1pt" fo:font-style="normal" style:text-underline-style="none" fo:font-weight="normal" officeooo:rsid="0001e579" officeooo:paragraph-rsid="0001e579" style:font-size-asian="11pt" style:font-style-asian="normal" style:font-weight-asian="normal" style:font-size-complex="11pt" style:font-style-complex="normal" style:font-weight-complex="normal"/>
    </style:style>
    <style:style style:name="P7"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1pt" fo:font-style="normal" style:text-underline-style="none" fo:font-weight="normal" officeooo:paragraph-rsid="00175bb3" style:font-size-asian="11pt" style:font-style-asian="normal" style:font-weight-asian="normal" style:font-size-complex="11pt" style:font-style-complex="normal" style:font-weight-complex="normal"/>
    </style:style>
    <style:style style:name="P8"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2pt" fo:font-style="normal" style:text-underline-style="none" fo:font-weight="bold" officeooo:rsid="00175bb3" officeooo:paragraph-rsid="00175bb3" fo:background-color="transparent" style:font-size-asian="12pt" style:font-style-asian="normal" style:font-weight-asian="bold" style:font-size-complex="12pt" style:font-style-complex="normal" style:font-weight-complex="bold"/>
    </style:style>
    <style:style style:name="P9"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2pt" fo:font-style="normal" style:text-underline-style="none" fo:font-weight="normal" officeooo:rsid="0001e579" officeooo:paragraph-rsid="0001e579" style:font-size-asian="12pt" style:font-style-asian="normal" style:font-weight-asian="normal" style:font-size-complex="12pt" style:font-style-complex="normal" style:font-weight-complex="normal"/>
    </style:style>
    <style:style style:name="P10" style:family="paragraph" style:parent-style-name="Preformatted_20_Text">
      <style:paragraph-properties fo:margin-left="0cm" fo:margin-right="0cm" fo:margin-top="0cm" fo:margin-bottom="0.097cm" loext:contextual-spacing="false" fo:line-height="100%" fo:text-align="justify" style:justify-single-word="false" fo:text-indent="0cm" style:auto-text-indent="false"/>
      <style:text-properties fo:color="#000000" style:font-name="Liberation Serif" fo:font-size="12pt" officeooo:paragraph-rsid="0001e579" style:font-size-asian="12pt" style:font-size-complex="12pt"/>
    </style:style>
    <style:style style:name="P11" style:family="paragraph" style:parent-style-name="Preformatted_20_Text">
      <style:paragraph-properties fo:margin-left="0cm" fo:margin-right="0cm" fo:margin-top="0cm" fo:margin-bottom="0.097cm" loext:contextual-spacing="false" fo:line-height="100%" fo:text-align="center" style:justify-single-word="false" fo:text-indent="0cm" style:auto-text-indent="false"/>
      <style:text-properties fo:color="#000000" style:font-name="Liberation Serif" fo:font-size="14pt" fo:font-style="normal" style:text-underline-style="solid" style:text-underline-width="auto" style:text-underline-color="font-color" fo:font-weight="normal" officeooo:rsid="0001e579" officeooo:paragraph-rsid="0001e579" style:font-size-asian="14pt" style:font-style-asian="normal" style:font-weight-asian="normal" style:font-size-complex="14pt" style:font-style-complex="normal" style:font-weight-complex="normal"/>
    </style:style>
    <style:style style:name="P12" style:family="paragraph" style:parent-style-name="Preformatted_20_Text">
      <style:text-properties style:font-name="Liberation Serif" fo:font-size="11pt" style:font-size-asian="11pt" style:font-size-complex="11pt"/>
    </style:style>
    <style:style style:name="P13" style:family="paragraph" style:parent-style-name="Preformatted_20_Text">
      <style:text-properties style:font-name="Liberation Serif" fo:font-size="11pt" officeooo:rsid="001aadef" officeooo:paragraph-rsid="001aadef" style:font-size-asian="11pt" style:font-size-complex="11pt"/>
    </style:style>
    <style:style style:name="P14" style:family="paragraph" style:parent-style-name="Preformatted_20_Text">
      <style:text-properties style:font-name="Liberation Serif" fo:font-size="11pt" officeooo:paragraph-rsid="001aadef" style:font-size-asian="11pt" style:font-size-complex="11pt"/>
    </style:style>
    <style:style style:name="P15" style:family="paragraph" style:parent-style-name="Preformatted_20_Text">
      <style:text-properties style:font-name="Liberation Serif" fo:font-size="11pt" officeooo:paragraph-rsid="0018cd95" style:font-size-asian="11pt" style:font-size-complex="11pt"/>
    </style:style>
    <style:style style:name="T1" style:family="text">
      <style:text-properties officeooo:rsid="0001e579"/>
    </style:style>
    <style:style style:name="T2" style:family="text">
      <style:text-properties style:text-position="super 58%"/>
    </style:style>
    <style:style style:name="T3" style:family="text">
      <style:text-properties style:text-position="super 58%" fo:font-style="normal" style:text-underline-style="none" fo:font-weight="normal" officeooo:rsid="0001e579" style:font-style-asian="normal" style:font-weight-asian="normal" style:font-style-complex="normal" style:font-weight-complex="normal"/>
    </style:style>
    <style:style style:name="T4" style:family="text">
      <style:text-properties style:text-position="0% 100%"/>
    </style:style>
    <style:style style:name="T5" style:family="text">
      <style:text-properties style:text-position="0% 100%" officeooo:rsid="000b279b"/>
    </style:style>
    <style:style style:name="T6" style:family="text">
      <style:text-properties style:text-position="0% 100%" officeooo:rsid="000b802c"/>
    </style:style>
    <style:style style:name="T7" style:family="text">
      <style:text-properties style:text-position="0% 100%" officeooo:rsid="0013f728"/>
    </style:style>
    <style:style style:name="T8" style:family="text">
      <style:text-properties style:text-position="0% 100%" officeooo:rsid="0015f310"/>
    </style:style>
    <style:style style:name="T9" style:family="text">
      <style:text-properties style:text-position="0% 100%" fo:font-style="italic" officeooo:rsid="000b279b"/>
    </style:style>
    <style:style style:name="T10" style:family="text">
      <style:text-properties style:text-position="0% 100%" officeooo:rsid="001aadef"/>
    </style:style>
    <style:style style:name="T11" style:family="text">
      <style:text-properties fo:background-color="transparent" loext:char-shading-value="0"/>
    </style:style>
    <style:style style:name="T12" style:family="text">
      <style:text-properties officeooo:rsid="0004604c" fo:background-color="transparent" loext:char-shading-value="0"/>
    </style:style>
    <style:style style:name="T13" style:family="text">
      <style:text-properties officeooo:rsid="0006f809" fo:background-color="transparent" loext:char-shading-value="0"/>
    </style:style>
    <style:style style:name="T14" style:family="text">
      <style:text-properties officeooo:rsid="00051eab" fo:background-color="transparent" loext:char-shading-value="0"/>
    </style:style>
    <style:style style:name="T15" style:family="text">
      <style:text-properties officeooo:rsid="000b802c" fo:background-color="transparent" loext:char-shading-value="0"/>
    </style:style>
    <style:style style:name="T16" style:family="text">
      <style:text-properties officeooo:rsid="000c96de" fo:background-color="transparent" loext:char-shading-value="0"/>
    </style:style>
    <style:style style:name="T17" style:family="text">
      <style:text-properties fo:font-style="italic"/>
    </style:style>
    <style:style style:name="T18" style:family="text">
      <style:text-properties fo:font-style="italic" officeooo:rsid="0004604c" fo:background-color="transparent" loext:char-shading-value="0" style:font-style-asian="italic" style:font-style-complex="italic"/>
    </style:style>
    <style:style style:name="T19" style:family="text">
      <style:text-properties fo:font-style="italic" officeooo:rsid="0006f809" fo:background-color="transparent" loext:char-shading-value="0" style:font-style-asian="italic" style:font-style-complex="italic"/>
    </style:style>
    <style:style style:name="T20" style:family="text">
      <style:text-properties fo:color="#000000" fo:font-style="normal" style:text-underline-style="none" fo:font-weight="normal" officeooo:rsid="0015f310" fo:background-color="transparent" loext:char-shading-value="0" style:font-style-asian="normal" style:font-weight-asian="normal" style:font-style-complex="normal" style:font-weight-complex="normal"/>
    </style:style>
    <style:style style:name="T21" style:family="text">
      <style:text-properties fo:color="#000000" fo:font-style="normal" style:text-underline-style="none" fo:font-weight="normal" officeooo:rsid="000e6071" fo:background-color="transparent" loext:char-shading-value="0" style:font-style-asian="normal" style:font-weight-asian="normal" style:font-style-complex="normal" style:font-weight-complex="normal"/>
    </style:style>
    <style:style style:name="T22" style:family="text">
      <style:text-properties fo:color="#000000" fo:font-style="normal" style:text-underline-style="none" fo:font-weight="normal" officeooo:rsid="001aadef" fo:background-color="transparent" loext:char-shading-value="0" style:font-style-asian="normal" style:font-weight-asian="normal" style:font-style-complex="normal" style:font-weight-complex="normal"/>
    </style:style>
    <style:style style:name="T23" style:family="text">
      <style:text-properties fo:font-size="11pt" officeooo:rsid="0018cd95" style:font-size-asian="11pt" style:font-size-complex="11pt"/>
    </style:style>
    <style:style style:name="T24" style:family="text">
      <style:text-properties style:font-name="Liberation Serif" fo:font-size="11pt" officeooo:rsid="0018cd95" style:font-size-asian="11pt" style:font-size-complex="11pt"/>
    </style:style>
    <style:style style:name="T25" style:family="text">
      <style:text-properties style:font-name="Liberation Serif" fo:font-size="11pt" officeooo:rsid="001aadef" style:font-size-asian="11pt" style:font-size-complex="11pt"/>
    </style:style>
    <style:style style:name="T26" style:family="text">
      <style:text-properties officeooo:rsid="0018cd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bstract</text:p>
      <text:p text:style-name="P6"/>
      <text:p text:style-name="P9">Rebecca Miko<text:span text:style-name="T2">1</text:span><text:span text:style-name="T4">,</text:span><text:span text:style-name="T2"> </text:span><text:span text:style-name="T4">Christoph Metzner</text:span><text:span text:style-name="T2">1</text:span><text:span text:style-name="T4"> and Volker Steuber</text:span><text:span text:style-name="T2">1</text:span></text:p>
      <text:p text:style-name="P10"><text:span text:style-name="T3">1 </text:span><text:span text:style-name="T4">Centre for Computer Science and Informatics Research, University of Hertfordshire, Hatfield, United Kingdom</text:span></text:p>
      <text:p text:style-name="P1">E-mail: rebeccamiko@herts.ac.uk</text:p>
      <text:p text:style-name="P2"/>
      <text:p text:style-name="P7"><text:span text:style-name="T5">Natural</text:span><text:span text:style-name="T7">istic</text:span><text:span text:style-name="T5"> odour stimuli have a rich temporal structure. It has been hypothesised that this structure contains information about the olfactory scene, </text:span><text:span text:style-name="T6">for example</text:span><text:span text:style-name="T5"> the distance to </text:span><text:span text:style-name="T6">an</text:span><text:span text:style-name="T5"> odour source </text:span><text:span text:style-name="T10">[1,2]</text:span><text:span text:style-name="T5">. It has also been hypothesised that animals might exploit this structure and extract this information </text:span><text:span text:style-name="T10">[3]</text:span><text:span text:style-name="T5">. </text:span><text:span text:style-name="T6">Some of the information may lie in the frequency content of the stimuli </text:span><text:span text:style-name="T10">[2]</text:span><text:span text:style-name="T6">, therefore we looked at frequency tuning in mitral cells found in the glomeruli layer of the olfactory bulb (OB). Specifically, we looked at whether there is frequency tuning and how different components of the glomeruli layer circuitry shape and determine the tuning. </text:span></text:p>
      <text:p text:style-name="P7"><text:span text:style-name="T1">We </text:span>tuned the parameters of the mitral cells by running the OB<text:span text:style-name="T11"> model as a function. </text:span><text:span text:style-name="T14">The model represents the circuitry for the </text:span><text:span text:style-name="T16">periglomerular</text:span><text:span text:style-name="T14"> </text:span><text:span text:style-name="T16">(PG) </text:span><text:span text:style-name="T14">cells and </text:span><text:span text:style-name="T15">m</text:span><text:span text:style-name="T14">itral cells, </text:span><text:span text:style-name="T13">focusing on the recurrent and feed-forward inhibition. </text:span><text:span text:style-name="T14">Input is injected into both cell types and the outputs from the mitral cells are analysised to find the firing rates. </text:span><text:span text:style-name="T13">The input current parameters were adjusted to tune the model, such as the strength of the input to the PG cells. We looked at </text:span><text:span text:style-name="T12">the peak frequency of the tuning curve and </text:span><text:span text:style-name="T13">how this</text:span><text:span text:style-name="T12"> change</text:span><text:span text:style-name="T13">d</text:span><text:span text:style-name="T12"> for the different parameter combinations. The peak frequency appears to decrease as the </text:span><text:span text:style-name="T18">Excitation Factor</text:span><text:span text:style-name="T12"> increases. Whereas, the </text:span><text:span text:style-name="T18">Inhibition Factor</text:span><text:span text:style-name="T12"> has little to no effect on the results. </text:span><text:span text:style-name="T13">We then considered the strength of tuning, mesasured as </text:span><text:span text:style-name="T19">(max – mean)/ mean</text:span><text:span text:style-name="T13">. The </text:span><text:span text:style-name="T12">results showed that the resonance</text:span><text:span text:style-name="T13"> strength increases when the </text:span><text:span text:style-name="T19">Exitation Factor</text:span><text:span text:style-name="T13"> is high and the </text:span><text:span text:style-name="T19">PGInput &gt; 0.5</text:span><text:span text:style-name="T13">. </text:span></text:p>
      <text:p text:style-name="P3"/>
      <text:p text:style-name="P8">References</text:p>
      <text:p text:style-name="P13">[1] Vergara, A., Fonollosa, J., Mahiques, J., Trincavelli, M., Rulkov, N. and Huerta, R., 2013. On the performance of gas sensor arrays in open sampling systems using Inhibitory Support Vector Machines. <text:span text:style-name="T17">Sensors and Actuators B: Chemical</text:span>, <text:span text:style-name="T17">185</text:span>, pp.462-477.</text:p>
      <text:p text:style-name="P15"><text:span text:style-name="T26">[2] </text:span>Schmuker, M., Bahr, V. and Huerta, R., 2016. Exploiting plume structure to decode gas source distance using metal-oxide gas sensors. <text:span text:style-name="T17">Sensors and Actuators B: Chemical</text:span>, <text:span text:style-name="T17">235</text:span>, pp.636-646.</text:p>
      <text:p text:style-name="P14"><text:span text:style-name="T20">[</text:span><text:span text:style-name="T22">3</text:span><text:span text:style-name="T20">] </text:span><text:span text:style-name="T21">Jacob, V., Monsempès, C., Rospars, J.P., Masson, J.B. and Lucas, P., 2017. Olfactory coding in the </text:span>turbulent realm. PLoS computational biology, 13(12), p.e1005870.</text:p>
      <text:p text:style-name="P13"/>
      <text:p text:style-name="P12"/>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bin" svg:font-family="Cab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4:15:06.487544572</meta:creation-date>
    <dc:date>2018-02-06T10:30:51.042951240</dc:date>
    <meta:editing-duration>PT2H53M26S</meta:editing-duration>
    <meta:editing-cycles>12</meta:editing-cycles>
    <meta:generator>LibreOffice/5.1.6.2$Linux_X86_64 LibreOffice_project/10m0$Build-2</meta:generator>
    <meta:document-statistic meta:table-count="0" meta:image-count="0" meta:object-count="0" meta:page-count="1" meta:paragraph-count="10" meta:word-count="368" meta:character-count="2381" meta:non-whitespace-character-count="2020"/>
    <meta:user-defined meta:name="Mendeley Citation Style_1">http://www.zotero.org/styles/harvard1</meta:user-defined>
    <meta:user-defined meta:name="Mendeley Document_1">True</meta:user-defined>
    <meta:user-defined meta:name="Mendeley Unique User Id_1">689dc9e8-fe31-3177-9336-64de55899ac1</meta:user-defined>
  </office:meta>
</office:document-meta>
</file>